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ktur Kalima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u / 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alimat berita yang digunakan untuk menggambarkan suatu keadaan biasanya menggunakan kata desu <text:line-break/>(です) atau da (だ) pada akhir kalimatnya.</text:p>
              </text:list-item>
              <text:list-item>
                <text:p>Contoh :</text:p>
                <text:list>
                  <text:list-item>
                    <text:p>[Dia] adalah manusia // 人です // ひと です</text:p>
                  </text:list-item>
                  <text:list-item>
                    <text:p>[Saya] adalah seorang pelajar // 学生です // がくせいです</text:p>
                  </text:list-item>
                  <text:list-item>
                    <text:p>[Saya] sehat // 元気です // げんきで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te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limat dalam bahasa Jepang sangat tergantung pada konteks yang dibahas sebelumnya</text:p>
              </text:list-item>
              <text:list-item>
                <text:p>Jarang yang menggunakan kalimat lengkap</text:p>
              </text:list-item>
              <text:list-item>
                <text:p>Efisiensi</text:p>
              </text:list-item>
              <text:list-item>
                <text:p>Yang menggunakan kurung siku pada slide ini dimaksudkan untuk menjelaskan konteks terseb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ikel Wa (は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gunakan untuk menjelaskan topik terkait subjek tertentu</text:p>
              </text:list-item>
              <text:list-item>
                <text:p>Note : tertulis sebagai ha (は) tapi dibaca wa</text:p>
              </text:list-item>
              <text:list-item>
                <text:p>Contoh :</text:p>
                <text:list>
                  <text:list-item>
                    <text:p>Saya adalah seorang mahasiswa // 私は大学生です // わたし は だいがくせい です</text:p>
                  </text:list-item>
                  <text:list-item>
                    <text:p>Kucing [saya] lucu // 猫は可愛いです // ねこ は かわいい です</text:p>
                  </text:list-item>
                  <text:list-item>
                    <text:p>Hari ini cerah // 今日は晴れです // きょう は はれ で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sak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aya</text:span> // 私 (わたし), 僕 (ぼく), 俺 (おれ)</text:p>
              </text:list-item>
              <text:list-item>
                <text:p><text:span text:style-name="T1">Kamu</text:span> // 君 (きみ), 貴方 (あなた), お前 (おまえ)</text:p>
              </text:list-item>
              <text:list-item>
                <text:p><text:span text:style-name="T1">Dia</text:span> // 彼奴(あいつ),あの人(あのひと), <text:line-break/>あの方(あの かた),彼 (かれ)♂, 彼女(かのじょ)♀, 同氏(どうし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sakata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iswa // 学生 // gakusei</text:p>
              </text:list-item>
              <text:list-item>
                <text:p>Mahasiswa // 大学生 // daigakusei</text:p>
              </text:list-item>
              <text:list-item>
                <text:p>Guru // 教師 // kyoushi</text:p>
              </text:list-item>
              <text:list-item>
                <text:p>Insinyur // 技師 (gishi), 技術者 (gijutsu sha)</text:p>
              </text:list-item>
              <text:list-item>
                <text:p>Dokter // 医者 (isha)</text:p>
              </text:list-item>
              <text:list-item>
                <text:p>Petualang // 冒険者 (boukensha)</text:p>
              </text:list-item>
              <text:list-item>
                <text:p>Pengacara // 弁護士 (bengoshi)</text:p>
              </text:list-item>
              <text:list-item>
                <text:p>Tentara // 兵士 (heishi)</text:p>
              </text:list-item>
              <text:list-item>
                <text:p>Penyanyi // 歌手 (kashu)</text:p>
              </text:list-item>
              <text:list-item>
                <text:p>Pemilik usaha // 事業主 (jigyou nushi), 起業家 (kigyouka)</text:p>
              </text:list-item>
              <text:list-item>
                <text:p>Karyawan // 会社員 (kaisha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hita / Dat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ma seperti bentuk desu/da, yaitu untuk menggambarkan keadaan. Bedanya bentuk deshita (でした) atau datta (だった) digunakan untuk menggambarkan <text:span text:style-name="T1">keadaan yang telah lalu (lampau)</text:span></text:p>
              </text:list-item>
              <text:list-item>
                <text:p><text:span text:style-name="T2">Contoh :</text:span></text:p>
                <text:list>
                  <text:list-item>
                    <text:p><text:span text:style-name="T2">Saya pernah menjadi murid // </text:span><text:span text:style-name="T2">私は大学生でした </text:span><text:span text:style-name="T2">// </text:span><text:span text:style-name="T2">わたし は だいがくせい でした</text:span></text:p>
                  </text:list-item>
                  <text:list-item>
                    <text:p><text:span text:style-name="T2">Kemarin cuaca cerah // </text:span><text:span text:style-name="T2">昨日は晴れでした </text:span><text:span text:style-name="T2">// </text:span><text:span text:style-name="T2">きのう は はれ でし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tuk Negati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menyatakan keadaan yang bukan/tidak digunakan salah satu kata berikut sebagai pengganti desu/da</text:p>
                <text:list>
                  <text:list-item>
                    <text:p>de wa arimasen (で は ありません) <text:s/></text:p>
                  </text:list-item>
                  <text:list-item>
                    <text:p>de wa nai (で は ない)</text:p>
                  </text:list-item>
                  <text:list-item>
                    <text:p>ja nai (じゃない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tuk Tany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menanyakan suatu keadaan, digunakan penanda ka (か) di akhir kalimat dan nadanya diubah ke nada tanya</text:p>
              </text:list-item>
              <text:list-item>
                <text:p>Contoh :</text:p>
                <text:list>
                  <text:list-item>
                    <text:p>Apakah kalian mahasiswa? //君達は大学生ですか? // きみたち は だいがくせい ですか?</text:p>
                  </text:list-item>
                  <text:list-item>
                    <text:p>Apakah [kamu] sehat? // 元気ですか? // げんき ですか?</text:p>
                  </text:list-item>
                </text:list>
              </text:list-item>
              <text:list-item>
                <text:p>Dalam pembicaraan informal, kadang hanya disebutkan hal yang ditanyakannya saja dengan nada tanya <text:line-break/>contoh : 元気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etting : Anto, orang Indonesia yang bersekolah di Jepang berkenalan dengan Binh, orang Vietnam.</text:p>
              </text:list-header>
              <text:list-item>
                <text:p>A : Hajime mashite, watashi wa Anto desu<text:line-break/><text:tab/>Indonesia kara kimashita <text:line-break/><text:tab/>Yoroshiku onegaishimasu</text:p>
                <text:p>(Salam kenal, saya Anto. Saya datang dari Indonesia. Mohon kerjasamanya)</text:p>
              </text:list-item>
              <text:list-item>
                <text:p>B : Kochira koso yoroshiku, Anto-san<text:line-break/><text:tab/>Watashi wa Binh desu</text:p>
                <text:p>(Sama sama. Mohon kerjasamanya juga, Anto. Saya Binh)</text:p>
              </text:list-item>
              <text:list-item>
                <text:p>A : Binh-san wa doko kara kimashita?</text:p>
                <text:p>(Binh datang darimana?)</text:p>
              </text:list-item>
              <text:list-item>
                <text:p>B : Betonamu shusshin desu</text:p>
                <text:p>(Saya berasal dari Vietna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: Ah, sou desu ka</text:p>
                <text:p>(oh begitu)</text:p>
              </text:list-item>
              <text:list-item>
                <text:p>B : Hai, sou desu<text:line-break/><text:tab/>Anto-san wa kaishain desuka?</text:p>
                <text:p>(iya. Apakah Anto seorang karyawan?)</text:p>
              </text:list-item>
              <text:list-item>
                <text:p>A : Iie, kaishain dewa arimasen<text:line-break/><text:tab/>Daigakusei desu<text:line-break/><text:tab/>Sakura Daigaku de sannensei desu<text:line-break/><text:tab/>Binh-san wa?</text:p>
                <text:p>(Bukan, saya bukan karyawan. Saya mahasiswa. Mahasiswa tingkat tiga di Universitas Sakura. Kalo Binh?)</text:p>
              </text:list-item>
              <text:list-item>
                <text:p>B : Watashi wa kenshusei desu</text:p>
                <text:p>(Saya pekerja magang/train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log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A : Sugoii ne<text:line-break/><text:tab/>Dore gurai nihon ni imashita ka?</text:p>
                <text:p>(Wah, hebat. Sudah berapa lama tinggal di Jepang?)</text:p>
              </text:list-item>
              <text:list-item>
                <text:p>B : Ettoo, yonen gurai<text:line-break/><text:tab/>Watashi wa gakusei deshita<text:line-break/><text:tab/>Ninen mae ni kenshusei toshite hajimatta</text:p>
                <text:p>(Hmm.. sekitar 4 tahun. Sebelumnya saya seorang pelajar. Dua tahun lalu saya masuk jadi train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* ada orang lain yang datang ke arah mereka</text:p>
              </text:list-header>
              <text:list-item>
                <text:p>B : Ano hito wa, Anto-san no tomodachi desuka?</text:p>
                <text:p>(Apakah orang itu temannya Anto?)</text:p>
              </text:list-item>
              <text:list-item>
                <text:p>A : Hai<text:line-break/><text:tab/>Watashi tachi wa eiga wo mimasu</text:p>
                <text:p>(Iya. Kami akan pergi menonton film)</text:p>
              </text:list-item>
              <text:list-item>
                <text:p>B : Ii ne</text:p>
                <text:p>(Asiknya)</text:p>
              </text:list-item>
              <text:list-item>
                <text:p>A : Arigatou gozaimasu, Binh-san<text:line-break/><text:tab/>Sayounara</text:p>
                <text:p>(Terima kasih, Binh. Sampai jumpa)</text:p>
              </text:list-item>
              <text:list-item>
                <text:p>B : Jya, sayounara</text:p>
                <text:p>(Sampai jump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g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ntuk kelompok 3-4 orang</text:p>
              </text:list-item>
              <text:list-item>
                <text:p>Buat percakapan antar anggotanya</text:p>
              </text:list-item>
              <text:list-item>
                <text:p>Tema bebas</text:p>
              </text:list-item>
              <text:list-item>
                <text:p>Usahakan ada kalimat berita, kalimat lampau, dan kalimat tanya</text:p>
              </text:list-item>
              <text:list-item>
                <text:p>Pekan depan ditampilkan di depan kel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20:59:12.611441781</meta:creation-date>
    <dc:date>2018-03-12T17:57:30.652793123</dc:date>
    <meta:editing-duration>PT2H53M21S</meta:editing-duration>
    <meta:editing-cycles>5</meta:editing-cycles>
    <meta:generator>LibreOffice/5.1.6.2$Linux_X86_64 LibreOffice_project/10m0$Build-2</meta:generator>
    <meta:document-statistic meta:object-count="77"/>
  </office:meta>
</office:document-meta>
</file>